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  <style:font-face style:name="方正黑體" svg:font-family="方正黑體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Text_20_body" style:list-style-name="L1">
      <style:text-properties fo:font-style="normal" style:font-style-asian="normal" style:font-style-complex="normal"/>
    </style:style>
    <style:style style:name="P4" style:family="paragraph" style:parent-style-name="Text_20_body">
      <style:paragraph-properties fo:margin-top="0in" fo:margin-bottom="0in"/>
      <style:text-properties fo:font-style="normal" style:font-style-asian="normal" style:font-style-complex="normal"/>
    </style:style>
    <style:style style:name="P5" style:family="paragraph" style:parent-style-name="Text_20_body" style:list-style-name="L1">
      <style:paragraph-properties fo:margin-top="0in" fo:margin-bottom="0in"/>
      <style:text-properties fo:font-style="normal" style:font-style-asian="normal" style:font-style-complex="normal"/>
    </style:style>
    <style:style style:name="P6" style:family="paragraph" style:parent-style-name="Text_20_body" style:list-style-name="L2">
      <style:paragraph-properties fo:margin-top="0in" fo:margin-bottom="0in"/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le:</text:p>
      <text:p text:style-name="P1">Apache mod_helicopter</text:p>
      <text:p text:style-name="P2">Participants:</text:p>
      <text:p text:style-name="P1">Fredrik Pettersson, frepe593@student.liu.se</text:p>
      <text:p text:style-name="P1">Daniel Torstensson, danto629@student.liu.se</text:p>
      <text:p text:style-name="P2">Description:</text:p>
      <text:p text:style-name="P1">We will write a helicopter ”flight simulator” game, where you see a helicopter from above/behind in third-person perspective. The goal is to maneuver the helicopter, </text:p>
      <text:p text:style-name="P2">Will do:</text:p>
      <text:list xml:id="list1514199307" text:style-name="L1">
        <text:list-item>
          <text:p text:style-name="P5">Terrain to fly over, descibed by a heightmap image.</text:p>
        </text:list-item>
        <text:list-item>
          <text:p text:style-name="P5">Textured ground.</text:p>
        </text:list-item>
        <text:list-item>
          <text:p text:style-name="P5">SkyBox with appropriate texture (clouds).</text:p>
        </text:list-item>
        <text:list-item>
          <text:p text:style-name="P5">Collision detection with ground.</text:p>
        </text:list-item>
        <text:list-item>
          <text:p text:style-name="P5">Use of imported OBJ file for the helicopter with rotating blades.</text:p>
        </text:list-item>
        <text:list-item>
          <text:p text:style-name="P5">Third-person view (above/behind the helicopter).</text:p>
        </text:list-item>
        <text:list-item>
          <text:p text:style-name="P3">Sun light source (may the sun shine from above).</text:p>
        </text:list-item>
      </text:list>
      <text:p text:style-name="P1">Might do:</text:p>
      <text:list xml:id="list2058246029" text:style-name="L2">
        <text:list-item>
          <text:p text:style-name="P6">Endless terrain (repeated)</text:p>
        </text:list-item>
        <text:list-item>
          <text:p text:style-name="P6">Don't draw stuff that isn't in the view or too far away.</text:p>
        </text:list-item>
        <text:list-item>
          <text:p text:style-name="P6">Random objects on the ground (eg. trees, rocks).</text:p>
        </text:list-item>
        <text:list-item>
          <text:p text:style-name="P6">Sound effects (kaboom on crash and static hover sounds).</text:p>
        </text:list-item>
        <text:list-item>
          <text:p text:style-name="P6">Score objects to pick up (to improve gameplay)</text:p>
        </text:list-item>
        <text:list-item>
          <text:p text:style-name="P6">Obstacles popping up that the player needs to avoid.</text:p>
        </text:list-item>
        <text:list-item>
          <text:p text:style-name="P6">Weapons and targets to shoot.</text:p>
        </text:list-item>
        <text:list-item>
          <text:p text:style-name="P6">Selection of different camera placements, like third-person view, top view or zoom feature. </text:p>
        </text:list-item>
      </text:list>
      <text:p text:style-name="P4"/>
      <text:p text:style-name="P4">TODO</text:p>
      <text:p text:style-name="P4">rotera helicoptern när man strafear och åker framå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SongTi" svg:font-family="FZSongTi" style:font-family-generic="system" style:font-pitch="variable"/>
    <style:font-face style:name="LucidaSans" svg:font-family="LucidaSans" style:font-family-generic="system" style:font-pitch="variable"/>
    <style:font-face style:name="方正黑體" svg:font-family="方正黑體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FZSongTi" style:font-size-asian="12pt" style:language-asian="zh" style:country-asian="CN" style:font-name-complex="Lucida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方正黑體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04T14:38:22</meta:creation-date>
    <dc:date>2011-04-12T10:53:10</dc:date>
    <meta:editing-duration>PT00H59M38S</meta:editing-duration>
    <meta:editing-cycles>11</meta:editing-cycles>
    <meta:generator>OpenOffice.org/3.1$Linux OpenOffice.org_project/310m19$Build-9420</meta:generator>
    <dc:creator>Fredrik Pettersson</dc:creator>
    <meta:document-statistic meta:table-count="0" meta:image-count="0" meta:object-count="0" meta:page-count="1" meta:paragraph-count="26" meta:word-count="177" meta:character-count="1097"/>
  </office:meta>
</office:document-meta>
</file>